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63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25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ftl</text:p>
          </table:table-cell>
          <table:table-cell office:value-type="string">
            <text:p>ship_modifier</text:p>
          </table:table-cell>
          <table:table-cell table:number-columns-repeated="5"/>
          <table:table-cell office:value-type="string">
            <text:p>ai_weight</text:p>
          </table:table-cell>
          <table:table-cell/>
          <table:table-cell office:value-type="string">
            <text:p>size_restriction</text:p>
          </table:table-cell>
          <table:table-cell office:value-type="string">
            <text:p>prerequisites</text:p>
          </table:table-cell>
          <table:table-cell office:value-type="string">
            <text:p>component_set</text:p>
          </table:table-cell>
          <table:table-cell office:value-type="string">
            <text:p>upgrades_to</text:p>
          </table:table-cell>
          <table:table-cell office:value-type="string">
            <text:p>class_restriction</text:p>
          </table:table-cell>
          <table:table-cell office:value-type="string">
            <text:p>hidden</text:p>
          </table:table-cell>
          <table:table-cell office:value-type="string">
            <text:p>valid_for_country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ship_ftl_warp_range_mult</text:p>
          </table:table-cell>
          <table:table-cell office:value-type="string">
            <text:p>ship_interstellar_speed_mult</text:p>
          </table:table-cell>
          <table:table-cell office:value-type="string">
            <text:p>ship_winddown_mult</text:p>
          </table:table-cell>
          <table:table-cell office:value-type="string">
            <text:p>ship_windup_mult</text:p>
          </table:table-cell>
          <table:table-cell office:value-type="string">
            <text:p>ship_emergency_ftl_mult</text:p>
          </table:table-cell>
          <table:table-cell office:value-type="string">
            <text:p>ship_ftl_jumpdrive_range_mult</text:p>
          </table:table-cell>
          <table:table-cell office:value-type="string">
            <text:p>factor</text:p>
          </table:table-cell>
          <table:table-cell office:value-type="string">
            <text:p>weight</text:p>
          </table:table-cell>
          <table:table-cell table:number-columns-repeated="6"/>
          <table:table-cell office:value-type="string">
            <text:p>modifier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string">
            <text:p>OCCNUM</text:p>
          </table:table-cell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  <table:table-cell/>
        </table:table-row>
        <table:table-row table:style-name="ro1">
          <table:table-cell table:number-columns-repeated="24"/>
          <table:table-cell office:value-type="string">
            <text:p>has_technology</text:p>
          </table:table-cell>
          <table:table-cell office:value-type="string">
            <text:p>is_country_type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"CORVETTE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5</text:p>
          </table:table-cell>
          <table:table-cell office:value-type="string">
            <text:p>warp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{ corvette }</text:p>
          </table:table-cell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CORVETTE_WARP_DRIVE_2"</text:p>
          </table:table-cell>
          <table:table-cell table:number-columns-repeated="7"/>
        </table:table-row>
        <table:table-row table:style-name="ro1">
          <table:table-cell office:value-type="string">
            <text:p>"CORVETTE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5</text:p>
          </table:table-cell>
          <table:table-cell office:value-type="string">
            <text:p>hyperdrive</text:p>
          </table:table-cell>
          <table:table-cell/>
          <table:table-cell table:number-columns-repeated="4" office:value-type="string">
            <text:p>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{ corvette }</text:p>
          </table:table-cell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CORVETTE_HYPER_DRIVE_2"</text:p>
          </table:table-cell>
          <table:table-cell table:number-columns-repeated="7"/>
        </table:table-row>
        <table:table-row table:style-name="ro1">
          <table:table-cell office:value-type="string">
            <text:p>"CORVETTE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5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{ corvette }</text:p>
          </table:table-cell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CORVETTE_WORMHOLE_MODULATOR_2"</text:p>
          </table:table-cell>
          <table:table-cell table:number-columns-repeated="7"/>
        </table:table-row>
        <table:table-row table:style-name="ro1">
          <table:table-cell office:value-type="string">
            <text:p>"CORVETTE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warp</text:p>
          </table:table-cell>
          <table:table-cell table:number-columns-repeated="2"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-0.33</text:p>
          </table:table-cell>
          <table:table-cell office:value-type="string">
            <text:p>-0.15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{ corvette }</text:p>
          </table:table-cell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CORVETTE_WARP_DRIVE_3"</text:p>
          </table:table-cell>
          <table:table-cell table:number-columns-repeated="7"/>
        </table:table-row>
        <table:table-row table:style-name="ro1">
          <table:table-cell office:value-type="string">
            <text:p>"CORVETTE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hyperdrive</text:p>
          </table:table-cell>
          <table:table-cell/>
          <table:table-cell office:value-type="string">
            <text:p>0.5</text:p>
          </table:table-cell>
          <table:table-cell office:value-type="string">
            <text:p>-0.33</text:p>
          </table:table-cell>
          <table:table-cell office:value-type="string">
            <text:p>0</text:p>
          </table:table-cell>
          <table:table-cell office:value-type="string">
            <text:p>-0.25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{ corvette }</text:p>
          </table:table-cell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CORVETTE_HYPER_DRIVE_3"</text:p>
          </table:table-cell>
          <table:table-cell table:number-columns-repeated="7"/>
        </table:table-row>
        <table:table-row table:style-name="ro1">
          <table:table-cell office:value-type="string">
            <text:p>"CORVETTE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33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{ corvette }</text:p>
          </table:table-cell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CORVETTE_WORMHOLE_MODULATOR_3"</text:p>
          </table:table-cell>
          <table:table-cell table:number-columns-repeated="7"/>
        </table:table-row>
        <table:table-row table:style-name="ro1">
          <table:table-cell office:value-type="string">
            <text:p>"CORVETTE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5</text:p>
          </table:table-cell>
          <table:table-cell office:value-type="string">
            <text:p>warp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>-0.3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{ corvette }</text:p>
          </table:table-cell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CORVETTE_JUMP_DRIVE_1"</text:p>
          </table:table-cell>
          <table:table-cell table:number-columns-repeated="7"/>
        </table:table-row>
        <table:table-row table:style-name="ro1">
          <table:table-cell office:value-type="string">
            <text:p>"CORVETTE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5</text:p>
          </table:table-cell>
          <table:table-cell office:value-type="string">
            <text:p>hyperdrive</text:p>
          </table:table-cell>
          <table:table-cell/>
          <table:table-cell office:value-type="string">
            <text:p>1</text:p>
          </table:table-cell>
          <table:table-cell office:value-type="float" office:value="-0.5">
            <text:p>-0.5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{ corvette }</text:p>
          </table:table-cell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CORVETTE_JUMP_DRIVE_1"</text:p>
          </table:table-cell>
          <table:table-cell table:number-columns-repeated="7"/>
        </table:table-row>
        <table:table-row table:style-name="ro1">
          <table:table-cell office:value-type="string">
            <text:p>"CORVETTE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5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66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{ corvette }</text:p>
          </table:table-cell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CORVETTE_JUMP_DRIVE_1"</text:p>
          </table:table-cell>
          <table:table-cell table:number-columns-repeated="7"/>
        </table:table-row>
        <table:table-row table:style-name="ro1">
          <table:table-cell office:value-type="string">
            <text:p>"CORVETTE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4" office:value-type="string">
            <text:p>0</text:p>
          </table:table-cell>
          <table:table-cell office:value-type="string">
            <text:p>1000</text:p>
          </table:table-cell>
          <table:table-cell/>
          <table:table-cell office:value-type="string">
            <text:p>{ corvette }</text:p>
          </table:table-cell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CORVETTE_JUMP_DRIVE_2"</text:p>
          </table:table-cell>
          <table:table-cell table:number-columns-repeated="7"/>
        </table:table-row>
        <table:table-row table:style-name="ro1">
          <table:table-cell office:value-type="string">
            <text:p>"CORVETTE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25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/>
          <table:table-cell office:value-type="string">
            <text:p>{ corvette }</text:p>
          </table:table-cell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CORVETTE_PSI_JUMP_DRIVE_1"</text:p>
          </table:table-cell>
          <table:table-cell table:number-columns-repeated="7"/>
        </table:table-row>
        <table:table-row table:style-name="ro1">
          <table:table-cell office:value-type="string">
            <text:p>"CORVETTE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/>
          <table:table-cell office:value-type="string">
            <text:p>{ corvette }</text:p>
          </table:table-cell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 table:number-columns-repeated="8"/>
        </table:table-row>
        <table:table-row table:style-name="ro2">
          <table:table-cell office:value-type="string">
            <text:p>"DESTROYER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warp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{ destroyer small_ship_fallen_empire }</text:p>
          </table:table-cell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DESTROYER_WARP_DRIVE_2"</text:p>
          </table:table-cell>
          <table:table-cell table:number-columns-repeated="7"/>
        </table:table-row>
        <table:table-row table:style-name="ro2">
          <table:table-cell office:value-type="string">
            <text:p>"DESTROYER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hyperdrive</text:p>
          </table:table-cell>
          <table:table-cell/>
          <table:table-cell table:number-columns-repeated="4" office:value-type="string">
            <text:p>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{ destroyer small_ship_fallen_empire }</text:p>
          </table:table-cell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DESTROYER_HYPER_DRIVE_2"</text:p>
          </table:table-cell>
          <table:table-cell table:number-columns-repeated="7"/>
        </table:table-row>
        <table:table-row table:style-name="ro2">
          <table:table-cell office:value-type="string">
            <text:p>"DESTROYER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{ destroyer small_ship_fallen_empire }</text:p>
          </table:table-cell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DESTROYER_WORMHOLE_MODULATOR_2"</text:p>
          </table:table-cell>
          <table:table-cell table:number-columns-repeated="7"/>
        </table:table-row>
        <table:table-row table:style-name="ro2">
          <table:table-cell office:value-type="string">
            <text:p>"DESTROYER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warp</text:p>
          </table:table-cell>
          <table:table-cell table:number-columns-repeated="2"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-0.33</text:p>
          </table:table-cell>
          <table:table-cell office:value-type="string">
            <text:p>-0.15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{ destroyer small_ship_fallen_empire }</text:p>
          </table:table-cell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DESTROYER_WARP_DRIVE_3"</text:p>
          </table:table-cell>
          <table:table-cell table:number-columns-repeated="7"/>
        </table:table-row>
        <table:table-row table:style-name="ro2">
          <table:table-cell office:value-type="string">
            <text:p>"DESTROYER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hyperdrive</text:p>
          </table:table-cell>
          <table:table-cell/>
          <table:table-cell office:value-type="string">
            <text:p>0.5</text:p>
          </table:table-cell>
          <table:table-cell office:value-type="string">
            <text:p>-0.33</text:p>
          </table:table-cell>
          <table:table-cell office:value-type="string">
            <text:p>0</text:p>
          </table:table-cell>
          <table:table-cell office:value-type="string">
            <text:p>-0.25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{ destroyer small_ship_fallen_empire }</text:p>
          </table:table-cell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DESTROYER_HYPER_DRIVE_3"</text:p>
          </table:table-cell>
          <table:table-cell table:number-columns-repeated="7"/>
        </table:table-row>
        <table:table-row table:style-name="ro2">
          <table:table-cell office:value-type="string">
            <text:p>"DESTROYER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33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{ destroyer small_ship_fallen_empire }</text:p>
          </table:table-cell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DESTROYER_WORMHOLE_MODULATOR_3"</text:p>
          </table:table-cell>
          <table:table-cell table:number-columns-repeated="7"/>
        </table:table-row>
        <table:table-row table:style-name="ro2">
          <table:table-cell office:value-type="string">
            <text:p>"DESTROYER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warp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>-0.3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{ destroyer small_ship_fallen_empire }</text:p>
          </table:table-cell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DESTROYER_JUMP_DRIVE_1"</text:p>
          </table:table-cell>
          <table:table-cell table:number-columns-repeated="7"/>
        </table:table-row>
        <table:table-row table:style-name="ro2">
          <table:table-cell office:value-type="string">
            <text:p>"DESTROYER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hyperdrive</text:p>
          </table:table-cell>
          <table:table-cell/>
          <table:table-cell office:value-type="string">
            <text:p>1</text:p>
          </table:table-cell>
          <table:table-cell office:value-type="float" office:value="-0.5">
            <text:p>-0.5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{ destroyer small_ship_fallen_empire }</text:p>
          </table:table-cell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DESTROYER_JUMP_DRIVE_1"</text:p>
          </table:table-cell>
          <table:table-cell table:number-columns-repeated="7"/>
        </table:table-row>
        <table:table-row table:style-name="ro2">
          <table:table-cell office:value-type="string">
            <text:p>"DESTROYER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66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{ destroyer small_ship_fallen_empire }</text:p>
          </table:table-cell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DESTROYER_JUMP_DRIVE_1"</text:p>
          </table:table-cell>
          <table:table-cell table:number-columns-repeated="7"/>
        </table:table-row>
        <table:table-row table:style-name="ro2">
          <table:table-cell office:value-type="string">
            <text:p>"DESTROYER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4" office:value-type="string">
            <text:p>0</text:p>
          </table:table-cell>
          <table:table-cell office:value-type="string">
            <text:p>1000</text:p>
          </table:table-cell>
          <table:table-cell/>
          <table:table-cell office:value-type="string">
            <text:p>{ destroyer small_ship_fallen_empire }</text:p>
          </table:table-cell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DESTROYER_JUMP_DRIVE_2"</text:p>
          </table:table-cell>
          <table:table-cell table:number-columns-repeated="7"/>
        </table:table-row>
        <table:table-row table:style-name="ro2">
          <table:table-cell office:value-type="string">
            <text:p>"DESTROYER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/>
          <table:table-cell office:value-type="string">
            <text:p>{ destroyer small_ship_fallen_empire }</text:p>
          </table:table-cell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DESTROYER_PSI_JUMP_DRIVE_1"</text:p>
          </table:table-cell>
          <table:table-cell table:number-columns-repeated="7"/>
        </table:table-row>
        <table:table-row table:style-name="ro2">
          <table:table-cell office:value-type="string">
            <text:p>"DESTROYER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/>
          <table:table-cell office:value-type="string">
            <text:p>{ destroyer small_ship_fallen_empire }</text:p>
          </table:table-cell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 table:number-columns-repeated="8"/>
        </table:table-row>
        <table:table-row table:style-name="ro2">
          <table:table-cell office:value-type="string">
            <text:p>"CRUISER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warp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{ cruiser }</text:p>
          </table:table-cell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CRUISER_WARP_DRIVE_2"</text:p>
          </table:table-cell>
          <table:table-cell table:number-columns-repeated="7"/>
        </table:table-row>
        <table:table-row table:style-name="ro2">
          <table:table-cell office:value-type="string">
            <text:p>"CRUISER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hyperdrive</text:p>
          </table:table-cell>
          <table:table-cell/>
          <table:table-cell table:number-columns-repeated="4" office:value-type="string">
            <text:p>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{ cruiser }</text:p>
          </table:table-cell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CRUISER_HYPER_DRIVE_2"</text:p>
          </table:table-cell>
          <table:table-cell table:number-columns-repeated="7"/>
        </table:table-row>
        <table:table-row table:style-name="ro2">
          <table:table-cell office:value-type="string">
            <text:p>"CRUISER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{ cruiser }</text:p>
          </table:table-cell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CRUISER_WORMHOLE_MODULATOR_2"</text:p>
          </table:table-cell>
          <table:table-cell table:number-columns-repeated="7"/>
        </table:table-row>
        <table:table-row table:style-name="ro2">
          <table:table-cell office:value-type="string">
            <text:p>"CRUISER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warp</text:p>
          </table:table-cell>
          <table:table-cell table:number-columns-repeated="2"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-0.33</text:p>
          </table:table-cell>
          <table:table-cell office:value-type="string">
            <text:p>-0.15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{ cruiser }</text:p>
          </table:table-cell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CRUISER_WARP_DRIVE_3"</text:p>
          </table:table-cell>
          <table:table-cell table:number-columns-repeated="7"/>
        </table:table-row>
        <table:table-row table:style-name="ro2">
          <table:table-cell office:value-type="string">
            <text:p>"CRUISER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hyperdrive</text:p>
          </table:table-cell>
          <table:table-cell/>
          <table:table-cell office:value-type="string">
            <text:p>0.5</text:p>
          </table:table-cell>
          <table:table-cell office:value-type="string">
            <text:p>-0.33</text:p>
          </table:table-cell>
          <table:table-cell office:value-type="string">
            <text:p>0</text:p>
          </table:table-cell>
          <table:table-cell office:value-type="string">
            <text:p>-0.25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{ cruiser }</text:p>
          </table:table-cell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CRUISER_HYPER_DRIVE_3"</text:p>
          </table:table-cell>
          <table:table-cell table:number-columns-repeated="7"/>
        </table:table-row>
        <table:table-row table:style-name="ro2">
          <table:table-cell office:value-type="string">
            <text:p>"CRUISER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33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{ cruiser }</text:p>
          </table:table-cell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CRUISER_WORMHOLE_MODULATOR_3"</text:p>
          </table:table-cell>
          <table:table-cell table:number-columns-repeated="7"/>
        </table:table-row>
        <table:table-row table:style-name="ro2">
          <table:table-cell office:value-type="string">
            <text:p>"CRUISER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warp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>-0.3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{ cruiser }</text:p>
          </table:table-cell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CRUISER_JUMP_DRIVE_1"</text:p>
          </table:table-cell>
          <table:table-cell table:number-columns-repeated="7"/>
        </table:table-row>
        <table:table-row table:style-name="ro2">
          <table:table-cell office:value-type="string">
            <text:p>"CRUISER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hyperdrive</text:p>
          </table:table-cell>
          <table:table-cell/>
          <table:table-cell office:value-type="string">
            <text:p>1</text:p>
          </table:table-cell>
          <table:table-cell office:value-type="float" office:value="-0.5">
            <text:p>-0.5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{ cruiser }</text:p>
          </table:table-cell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CRUISER_JUMP_DRIVE_1"</text:p>
          </table:table-cell>
          <table:table-cell table:number-columns-repeated="7"/>
        </table:table-row>
        <table:table-row table:style-name="ro2">
          <table:table-cell office:value-type="string">
            <text:p>"CRUISER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66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{ cruiser }</text:p>
          </table:table-cell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CRUISER_JUMP_DRIVE_1"</text:p>
          </table:table-cell>
          <table:table-cell table:number-columns-repeated="7"/>
        </table:table-row>
        <table:table-row table:style-name="ro2">
          <table:table-cell office:value-type="string">
            <text:p>"CRUISER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4" office:value-type="string">
            <text:p>0</text:p>
          </table:table-cell>
          <table:table-cell office:value-type="string">
            <text:p>1000</text:p>
          </table:table-cell>
          <table:table-cell/>
          <table:table-cell office:value-type="string">
            <text:p>{ cruiser }</text:p>
          </table:table-cell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CRUISER_JUMP_DRIVE_2"</text:p>
          </table:table-cell>
          <table:table-cell table:number-columns-repeated="7"/>
        </table:table-row>
        <table:table-row table:style-name="ro2">
          <table:table-cell office:value-type="string">
            <text:p>"CRUISER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/>
          <table:table-cell office:value-type="string">
            <text:p>{ cruiser }</text:p>
          </table:table-cell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CRUISER_PSI_JUMP_DRIVE_1"</text:p>
          </table:table-cell>
          <table:table-cell table:number-columns-repeated="7"/>
        </table:table-row>
        <table:table-row table:style-name="ro2">
          <table:table-cell office:value-type="string">
            <text:p>"CRUISER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/>
          <table:table-cell office:value-type="string">
            <text:p>{ cruiser }</text:p>
          </table:table-cell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 table:number-columns-repeated="8"/>
        </table:table-row>
        <table:table-row table:style-name="ro2">
          <table:table-cell office:value-type="string">
            <text:p>"BATTLESHIP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warp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{ battleship large_ship_fallen_empire }</text:p>
          </table:table-cell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BATTLESHIP_WARP_DRIVE_2"</text:p>
          </table:table-cell>
          <table:table-cell table:number-columns-repeated="7"/>
        </table:table-row>
        <table:table-row table:style-name="ro2">
          <table:table-cell office:value-type="string">
            <text:p>"BATTLESHIP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hyperdrive</text:p>
          </table:table-cell>
          <table:table-cell/>
          <table:table-cell table:number-columns-repeated="4" office:value-type="string">
            <text:p>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{ battleship large_ship_fallen_empire }</text:p>
          </table:table-cell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BATTLESHIP_HYPER_DRIVE_2"</text:p>
          </table:table-cell>
          <table:table-cell table:number-columns-repeated="7"/>
        </table:table-row>
        <table:table-row table:style-name="ro2">
          <table:table-cell office:value-type="string">
            <text:p>"BATTLESHIP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{ battleship large_ship_fallen_empire }</text:p>
          </table:table-cell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BATTLESHIP_WORMHOLE_MODULATOR_2"</text:p>
          </table:table-cell>
          <table:table-cell table:number-columns-repeated="7"/>
        </table:table-row>
        <table:table-row table:style-name="ro2">
          <table:table-cell office:value-type="string">
            <text:p>"BATTLESHIP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warp</text:p>
          </table:table-cell>
          <table:table-cell table:number-columns-repeated="2"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-0.33</text:p>
          </table:table-cell>
          <table:table-cell office:value-type="string">
            <text:p>-0.15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{ battleship large_ship_fallen_empire }</text:p>
          </table:table-cell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BATTLESHIP_WARP_DRIVE_3"</text:p>
          </table:table-cell>
          <table:table-cell table:number-columns-repeated="7"/>
        </table:table-row>
        <table:table-row table:style-name="ro2">
          <table:table-cell office:value-type="string">
            <text:p>"BATTLESHIP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hyperdrive</text:p>
          </table:table-cell>
          <table:table-cell/>
          <table:table-cell office:value-type="string">
            <text:p>0.5</text:p>
          </table:table-cell>
          <table:table-cell office:value-type="string">
            <text:p>-0.33</text:p>
          </table:table-cell>
          <table:table-cell office:value-type="string">
            <text:p>0</text:p>
          </table:table-cell>
          <table:table-cell office:value-type="string">
            <text:p>-0.25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{ battleship large_ship_fallen_empire }</text:p>
          </table:table-cell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BATTLESHIP_HYPER_DRIVE_3"</text:p>
          </table:table-cell>
          <table:table-cell table:number-columns-repeated="7"/>
        </table:table-row>
        <table:table-row table:style-name="ro2">
          <table:table-cell office:value-type="string">
            <text:p>"BATTLESHIP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33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{ battleship large_ship_fallen_empire }</text:p>
          </table:table-cell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BATTLESHIP_WORMHOLE_MODULATOR_3"</text:p>
          </table:table-cell>
          <table:table-cell table:number-columns-repeated="7"/>
        </table:table-row>
        <table:table-row table:style-name="ro2">
          <table:table-cell office:value-type="string">
            <text:p>"BATTLESHIP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warp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>-0.3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{ battleship large_ship_fallen_empire }</text:p>
          </table:table-cell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BATTLESHIP_JUMP_DRIVE_1"</text:p>
          </table:table-cell>
          <table:table-cell table:number-columns-repeated="7"/>
        </table:table-row>
        <table:table-row table:style-name="ro2">
          <table:table-cell office:value-type="string">
            <text:p>"BATTLESHIP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hyperdrive</text:p>
          </table:table-cell>
          <table:table-cell/>
          <table:table-cell office:value-type="string">
            <text:p>1</text:p>
          </table:table-cell>
          <table:table-cell office:value-type="float" office:value="-0.5">
            <text:p>-0.5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{ battleship large_ship_fallen_empire }</text:p>
          </table:table-cell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BATTLESHIP_JUMP_DRIVE_1"</text:p>
          </table:table-cell>
          <table:table-cell table:number-columns-repeated="7"/>
        </table:table-row>
        <table:table-row table:style-name="ro1">
          <table:table-cell office:value-type="string">
            <text:p>"BATTLESHIP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66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{ battleship large_ship_fallen_empire }</text:p>
          </table:table-cell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BATTLESHIP_JUMP_DRIVE_1"</text:p>
          </table:table-cell>
          <table:table-cell table:number-columns-repeated="7"/>
        </table:table-row>
        <table:table-row table:style-name="ro1">
          <table:table-cell office:value-type="string">
            <text:p>"BATTLESHIP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4" office:value-type="string">
            <text:p>0</text:p>
          </table:table-cell>
          <table:table-cell office:value-type="string">
            <text:p>1000</text:p>
          </table:table-cell>
          <table:table-cell/>
          <table:table-cell office:value-type="string">
            <text:p>{ battleship large_ship_fallen_empire }</text:p>
          </table:table-cell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BATTLESHIP_JUMP_DRIVE_2"</text:p>
          </table:table-cell>
          <table:table-cell table:number-columns-repeated="7"/>
        </table:table-row>
        <table:table-row table:style-name="ro1">
          <table:table-cell office:value-type="string">
            <text:p>"BATTLESHIP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/>
          <table:table-cell office:value-type="string">
            <text:p>{ battleship large_ship_fallen_empire }</text:p>
          </table:table-cell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BATTLESHIP_PSI_JUMP_DRIVE_1"</text:p>
          </table:table-cell>
          <table:table-cell table:number-columns-repeated="7"/>
        </table:table-row>
        <table:table-row table:style-name="ro1">
          <table:table-cell office:value-type="string">
            <text:p>"BATTLESHIP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/>
          <table:table-cell office:value-type="string">
            <text:p>{ battleship large_ship_fallen_empire }</text:p>
          </table:table-cell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 table:number-columns-repeated="8"/>
        </table:table-row>
        <table:table-row table:style-name="ro2">
          <table:table-cell office:value-type="string">
            <text:p>"DREADNOUGHT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warp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{ dreadnought juggernaut }</text:p>
          </table:table-cell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DREADNOUGHT_WARP_DRIVE_2"</text:p>
          </table:table-cell>
          <table:table-cell table:number-columns-repeated="7"/>
        </table:table-row>
        <table:table-row table:style-name="ro2">
          <table:table-cell office:value-type="string">
            <text:p>"DREADNOUGHT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hyperdrive</text:p>
          </table:table-cell>
          <table:table-cell/>
          <table:table-cell table:number-columns-repeated="4" office:value-type="string">
            <text:p>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{ dreadnought juggernaut }</text:p>
          </table:table-cell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DREADNOUGHT_HYPER_DRIVE_2"</text:p>
          </table:table-cell>
          <table:table-cell table:number-columns-repeated="7"/>
        </table:table-row>
        <table:table-row table:style-name="ro2">
          <table:table-cell office:value-type="string">
            <text:p>"DREADNOUGHT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{ dreadnought juggernaut }</text:p>
          </table:table-cell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DREADNOUGHT_WORMHOLE_MODULATOR_2"</text:p>
          </table:table-cell>
          <table:table-cell table:number-columns-repeated="7"/>
        </table:table-row>
        <table:table-row table:style-name="ro2">
          <table:table-cell office:value-type="string">
            <text:p>"DREADNOUGHT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warp</text:p>
          </table:table-cell>
          <table:table-cell table:number-columns-repeated="2"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-0.33</text:p>
          </table:table-cell>
          <table:table-cell office:value-type="string">
            <text:p>-0.15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{ dreadnought juggernaut }</text:p>
          </table:table-cell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DREADNOUGHT_WARP_DRIVE_3"</text:p>
          </table:table-cell>
          <table:table-cell table:number-columns-repeated="7"/>
        </table:table-row>
        <table:table-row table:style-name="ro2">
          <table:table-cell office:value-type="string">
            <text:p>"DREADNOUGHT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hyperdrive</text:p>
          </table:table-cell>
          <table:table-cell/>
          <table:table-cell office:value-type="string">
            <text:p>0.5</text:p>
          </table:table-cell>
          <table:table-cell office:value-type="string">
            <text:p>-0.33</text:p>
          </table:table-cell>
          <table:table-cell office:value-type="string">
            <text:p>0</text:p>
          </table:table-cell>
          <table:table-cell office:value-type="string">
            <text:p>-0.25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{ dreadnought juggernaut }</text:p>
          </table:table-cell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DREADNOUGHT_HYPER_DRIVE_3"</text:p>
          </table:table-cell>
          <table:table-cell table:number-columns-repeated="7"/>
        </table:table-row>
        <table:table-row table:style-name="ro2">
          <table:table-cell office:value-type="string">
            <text:p>"DREADNOUGHT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33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{ dreadnought juggernaut }</text:p>
          </table:table-cell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DREADNOUGHT_WORMHOLE_MODULATOR_3"</text:p>
          </table:table-cell>
          <table:table-cell table:number-columns-repeated="7"/>
        </table:table-row>
        <table:table-row table:style-name="ro2">
          <table:table-cell office:value-type="string">
            <text:p>"DREADNOUGHT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warp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>-0.3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{ dreadnought juggernaut }</text:p>
          </table:table-cell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DREADNOUGHT_JUMP_DRIVE_1"</text:p>
          </table:table-cell>
          <table:table-cell table:number-columns-repeated="7"/>
        </table:table-row>
        <table:table-row table:style-name="ro2">
          <table:table-cell office:value-type="string">
            <text:p>"DREADNOUGHT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hyperdrive</text:p>
          </table:table-cell>
          <table:table-cell/>
          <table:table-cell office:value-type="string">
            <text:p>1</text:p>
          </table:table-cell>
          <table:table-cell office:value-type="float" office:value="-0.5">
            <text:p>-0.5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{ dreadnought juggernaut }</text:p>
          </table:table-cell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DREADNOUGHT_JUMP_DRIVE_1"</text:p>
          </table:table-cell>
          <table:table-cell table:number-columns-repeated="7"/>
        </table:table-row>
        <table:table-row table:style-name="ro2">
          <table:table-cell office:value-type="string">
            <text:p>"DREADNOUGHT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66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{ dreadnought juggernaut }</text:p>
          </table:table-cell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DREADNOUGHT_JUMP_DRIVE_1"</text:p>
          </table:table-cell>
          <table:table-cell table:number-columns-repeated="7"/>
        </table:table-row>
        <table:table-row table:style-name="ro2">
          <table:table-cell office:value-type="string">
            <text:p>"DREADNOUGHT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office:value-type="string">
            <text:p>-320</text:p>
          </table:table-cell>
          <table:table-cell office:value-type="string">
            <text:p>32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4" office:value-type="string">
            <text:p>0</text:p>
          </table:table-cell>
          <table:table-cell office:value-type="string">
            <text:p>1000</text:p>
          </table:table-cell>
          <table:table-cell/>
          <table:table-cell office:value-type="string">
            <text:p>{ dreadnought juggernaut }</text:p>
          </table:table-cell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DREADNOUGHT_JUMP_DRIVE_2"</text:p>
          </table:table-cell>
          <table:table-cell table:number-columns-repeated="7"/>
        </table:table-row>
        <table:table-row table:style-name="ro2">
          <table:table-cell office:value-type="string">
            <text:p>"DREADNOUGHT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/>
          <table:table-cell office:value-type="string">
            <text:p>{ dreadnought juggernaut }</text:p>
          </table:table-cell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DREADNOUGHT_PSI_JUMP_DRIVE_1"</text:p>
          </table:table-cell>
          <table:table-cell table:number-columns-repeated="7"/>
        </table:table-row>
        <table:table-row table:style-name="ro2">
          <table:table-cell office:value-type="string">
            <text:p>"DREADNOUGHT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office:value-type="string">
            <text:p>-480</text:p>
          </table:table-cell>
          <table:table-cell office:value-type="string">
            <text:p>48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/>
          <table:table-cell office:value-type="string">
            <text:p>{ dreadnought juggernaut }</text:p>
          </table:table-cell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 table:number-columns-repeated="8"/>
        </table:table-row>
        <table:table-row table:style-name="ro2">
          <table:table-cell office:value-type="string">
            <text:p>"NON_DESIGNABLE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5</text:p>
          </table:table-cell>
          <table:table-cell office:value-type="string">
            <text:p>warp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NON_DESIGNABLE_WARP_DRIVE_2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6"/>
        </table:table-row>
        <table:table-row table:style-name="ro2">
          <table:table-cell office:value-type="string">
            <text:p>"NON_DESIGNABLE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5</text:p>
          </table:table-cell>
          <table:table-cell office:value-type="string">
            <text:p>hyperdrive</text:p>
          </table:table-cell>
          <table:table-cell/>
          <table:table-cell table:number-columns-repeated="4" office:value-type="string">
            <text:p>0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NON_DESIGNABLE_HYPER_DRIVE_2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6"/>
        </table:table-row>
        <table:table-row table:style-name="ro2">
          <table:table-cell office:value-type="string">
            <text:p>"NON_DESIGNABLE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5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NON_DESIGNABLE_WORMHOLE_MODULATOR_2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6"/>
        </table:table-row>
        <table:table-row table:style-name="ro2">
          <table:table-cell office:value-type="string">
            <text:p>"NON_DESIGNABLE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warp</text:p>
          </table:table-cell>
          <table:table-cell table:number-columns-repeated="2"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-0.33</text:p>
          </table:table-cell>
          <table:table-cell office:value-type="string">
            <text:p>-0.15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NON_DESIGNABLE_WARP_DRIVE_3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6"/>
        </table:table-row>
        <table:table-row table:style-name="ro2">
          <table:table-cell office:value-type="string">
            <text:p>"NON_DESIGNABLE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hyperdrive</text:p>
          </table:table-cell>
          <table:table-cell/>
          <table:table-cell office:value-type="string">
            <text:p>0.5</text:p>
          </table:table-cell>
          <table:table-cell office:value-type="string">
            <text:p>-0.33</text:p>
          </table:table-cell>
          <table:table-cell office:value-type="string">
            <text:p>0</text:p>
          </table:table-cell>
          <table:table-cell office:value-type="string">
            <text:p>-0.25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NON_DESIGNABLE_HYPER_DRIVE_3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6"/>
        </table:table-row>
        <table:table-row table:style-name="ro2">
          <table:table-cell office:value-type="string">
            <text:p>"NON_DESIGNABLE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33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NON_DESIGNABLE_WORMHOLE_MODULATOR_3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6"/>
        </table:table-row>
        <table:table-row table:style-name="ro2">
          <table:table-cell office:value-type="string">
            <text:p>"NON_DESIGNABLE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5</text:p>
          </table:table-cell>
          <table:table-cell office:value-type="string">
            <text:p>warp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>-0.3</text:p>
          </table:table-cell>
          <table:table-cell/>
          <table:table-cell office:value-type="string">
            <text:p>100</text:p>
          </table:table-cell>
          <table:table-cell table:number-columns-repeated="2"/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NON_DESIGNABLE_JUMP_DRIVE_1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6"/>
        </table:table-row>
        <table:table-row table:style-name="ro2">
          <table:table-cell office:value-type="string">
            <text:p>"NON_DESIGNABLE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5</text:p>
          </table:table-cell>
          <table:table-cell office:value-type="string">
            <text:p>hyperdrive</text:p>
          </table:table-cell>
          <table:table-cell/>
          <table:table-cell office:value-type="string">
            <text:p>1</text:p>
          </table:table-cell>
          <table:table-cell office:value-type="float" office:value="-0.5">
            <text:p>-0.5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/>
          <table:table-cell office:value-type="string">
            <text:p>100</text:p>
          </table:table-cell>
          <table:table-cell table:number-columns-repeated="2"/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NON_DESIGNABLE_JUMP_DRIVE_1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6"/>
        </table:table-row>
        <table:table-row table:style-name="ro2">
          <table:table-cell office:value-type="string">
            <text:p>"NON_DESIGNABLE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5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66</text:p>
          </table:table-cell>
          <table:table-cell/>
          <table:table-cell office:value-type="string">
            <text:p>100</text:p>
          </table:table-cell>
          <table:table-cell table:number-columns-repeated="2"/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NON_DESIGNABLE_JUMP_DRIVE_1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6"/>
        </table:table-row>
        <table:table-row table:style-name="ro2">
          <table:table-cell office:value-type="string">
            <text:p>"NON_DESIGNABLE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4" office:value-type="string">
            <text:p>0</text:p>
          </table:table-cell>
          <table:table-cell office:value-type="string">
            <text:p>1000</text:p>
          </table:table-cell>
          <table:table-cell table:number-columns-repeated="2"/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NON_DESIGNABLE_JUMP_DRIVE_2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6"/>
        </table:table-row>
        <table:table-row table:style-name="ro2">
          <table:table-cell office:value-type="string">
            <text:p>"NON_DESIGNABLE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25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 table:number-columns-repeated="2"/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NON_DESIGNABLE_PSI_JUMP_DRIVE_1"</text:p>
          </table:table-cell>
          <table:table-cell office:value-type="string">
            <text:p>{ shipclass_colonizer shipclass_constructor shipclass_transport shipclass_science_ship }</text:p>
          </table:table-cell>
          <table:table-cell table:number-columns-repeated="6"/>
        </table:table-row>
        <table:table-row table:style-name="ro2">
          <table:table-cell office:value-type="string">
            <text:p>"NON_DESIGNABLE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 table:number-columns-repeated="2"/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/>
          <table:table-cell office:value-type="string">
            <text:p>{ shipclass_colonizer shipclass_constructor shipclass_transport shipclass_science_ship }</text:p>
          </table:table-cell>
          <table:table-cell table:number-columns-repeated="6"/>
        </table:table-row>
        <table:table-row table:style-name="ro2">
          <table:table-cell office:value-type="string">
            <text:p>"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5</text:p>
          </table:table-cell>
          <table:table-cell office:value-type="string">
            <text:p>warp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"ftl_components"</text:p>
          </table:table-cell>
          <table:table-cell office:value-type="string">
            <text:p>"WARP_DRIVE_2"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default</text:p>
          </table:table-cell>
          <table:table-cell table:number-columns-repeated="2"/>
        </table:table-row>
        <table:table-row table:style-name="ro2">
          <table:table-cell office:value-type="string">
            <text:p>"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5</text:p>
          </table:table-cell>
          <table:table-cell office:value-type="string">
            <text:p>hyperdrive</text:p>
          </table:table-cell>
          <table:table-cell/>
          <table:table-cell table:number-columns-repeated="4" office:value-type="string">
            <text:p>0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"ftl_components"</text:p>
          </table:table-cell>
          <table:table-cell office:value-type="string">
            <text:p>"HYPER_DRIVE_2"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default</text:p>
          </table:table-cell>
          <table:table-cell table:number-columns-repeated="2"/>
        </table:table-row>
        <table:table-row table:style-name="ro2">
          <table:table-cell office:value-type="string">
            <text:p>"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5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"ftl_components"</text:p>
          </table:table-cell>
          <table:table-cell office:value-type="string">
            <text:p>"WORMHOLE_MODULATOR_2"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default</text:p>
          </table:table-cell>
          <table:table-cell table:number-columns-repeated="2"/>
        </table:table-row>
        <table:table-row table:style-name="ro2">
          <table:table-cell office:value-type="string">
            <text:p>"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warp</text:p>
          </table:table-cell>
          <table:table-cell table:number-columns-repeated="2"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-0.33</text:p>
          </table:table-cell>
          <table:table-cell office:value-type="string">
            <text:p>-0.15</text:p>
          </table:table-cell>
          <table:table-cell/>
          <table:table-cell office:value-type="string">
            <text:p>10</text:p>
          </table:table-cell>
          <table:table-cell table:number-columns-repeated="3"/>
          <table:table-cell office:value-type="string">
            <text:p>"ftl_components"</text:p>
          </table:table-cell>
          <table:table-cell office:value-type="string">
            <text:p>"WARP_DRIVE_2"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default</text:p>
          </table:table-cell>
          <table:table-cell table:number-columns-repeated="2"/>
        </table:table-row>
        <table:table-row table:style-name="ro2">
          <table:table-cell office:value-type="string">
            <text:p>"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hyperdrive</text:p>
          </table:table-cell>
          <table:table-cell/>
          <table:table-cell office:value-type="string">
            <text:p>0.5</text:p>
          </table:table-cell>
          <table:table-cell office:value-type="string">
            <text:p>-0.33</text:p>
          </table:table-cell>
          <table:table-cell office:value-type="string">
            <text:p>0</text:p>
          </table:table-cell>
          <table:table-cell office:value-type="string">
            <text:p>-0.25</text:p>
          </table:table-cell>
          <table:table-cell/>
          <table:table-cell office:value-type="string">
            <text:p>10</text:p>
          </table:table-cell>
          <table:table-cell table:number-columns-repeated="3"/>
          <table:table-cell office:value-type="string">
            <text:p>"ftl_components"</text:p>
          </table:table-cell>
          <table:table-cell office:value-type="string">
            <text:p>"HYPER_DRIVE_2"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default</text:p>
          </table:table-cell>
          <table:table-cell table:number-columns-repeated="2"/>
        </table:table-row>
        <table:table-row table:style-name="ro2">
          <table:table-cell office:value-type="string">
            <text:p>"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33</text:p>
          </table:table-cell>
          <table:table-cell/>
          <table:table-cell office:value-type="string">
            <text:p>10</text:p>
          </table:table-cell>
          <table:table-cell table:number-columns-repeated="3"/>
          <table:table-cell office:value-type="string">
            <text:p>"ftl_components"</text:p>
          </table:table-cell>
          <table:table-cell office:value-type="string">
            <text:p>"WORMHOLE_MODULATOR_2"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default</text:p>
          </table:table-cell>
          <table:table-cell table:number-columns-repeated="2"/>
        </table:table-row>
        <table:table-row table:style-name="ro2">
          <table:table-cell office:value-type="string">
            <text:p>"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5</text:p>
          </table:table-cell>
          <table:table-cell office:value-type="string">
            <text:p>warp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>-0.3</text:p>
          </table:table-cell>
          <table:table-cell/>
          <table:table-cell office:value-type="string">
            <text:p>100</text:p>
          </table:table-cell>
          <table:table-cell table:number-columns-repeated="3"/>
          <table:table-cell office:value-type="string">
            <text:p>"ftl_components"</text:p>
          </table:table-cell>
          <table:table-cell office:value-type="string">
            <text:p>"JUMP_DRIVE_1"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default</text:p>
          </table:table-cell>
          <table:table-cell table:number-columns-repeated="2"/>
        </table:table-row>
        <table:table-row table:style-name="ro2">
          <table:table-cell office:value-type="string">
            <text:p>"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5</text:p>
          </table:table-cell>
          <table:table-cell office:value-type="string">
            <text:p>hyperdrive</text:p>
          </table:table-cell>
          <table:table-cell/>
          <table:table-cell office:value-type="string">
            <text:p>1</text:p>
          </table:table-cell>
          <table:table-cell office:value-type="float" office:value="-0.5">
            <text:p>-0.5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/>
          <table:table-cell office:value-type="string">
            <text:p>100</text:p>
          </table:table-cell>
          <table:table-cell table:number-columns-repeated="3"/>
          <table:table-cell office:value-type="string">
            <text:p>"ftl_components"</text:p>
          </table:table-cell>
          <table:table-cell office:value-type="string">
            <text:p>"JUMP_DRIVE_1"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default</text:p>
          </table:table-cell>
          <table:table-cell table:number-columns-repeated="2"/>
        </table:table-row>
        <table:table-row table:style-name="ro2">
          <table:table-cell office:value-type="string">
            <text:p>"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5</text:p>
          </table:table-cell>
          <table:table-cell office:value-type="string">
            <text:p>wormhole</text:p>
          </table:table-cell>
          <table:table-cell table:number-columns-repeated="4"/>
          <table:table-cell office:value-type="string">
            <text:p>-0.66</text:p>
          </table:table-cell>
          <table:table-cell/>
          <table:table-cell office:value-type="string">
            <text:p>100</text:p>
          </table:table-cell>
          <table:table-cell table:number-columns-repeated="3"/>
          <table:table-cell office:value-type="string">
            <text:p>"ftl_components"</text:p>
          </table:table-cell>
          <table:table-cell office:value-type="string">
            <text:p>"JUMP_DRIVE_1"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default</text:p>
          </table:table-cell>
          <table:table-cell table:number-columns-repeated="2"/>
        </table:table-row>
        <table:table-row table:style-name="ro2">
          <table:table-cell office:value-type="string">
            <text:p>"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4" office:value-type="string">
            <text:p>0</text:p>
          </table:table-cell>
          <table:table-cell office:value-type="string">
            <text:p>1000</text:p>
          </table:table-cell>
          <table:table-cell table:number-columns-repeated="3"/>
          <table:table-cell office:value-type="string">
            <text:p>"ftl_components"</text:p>
          </table:table-cell>
          <table:table-cell office:value-type="string">
            <text:p>"JUMP_DRIVE_2"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default</text:p>
          </table:table-cell>
          <table:table-cell table:number-columns-repeated="2"/>
        </table:table-row>
        <table:table-row table:style-name="ro2">
          <table:table-cell office:value-type="string">
            <text:p>"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25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 table:number-columns-repeated="3"/>
          <table:table-cell office:value-type="string">
            <text:p>"ftl_components"</text:p>
          </table:table-cell>
          <table:table-cell office:value-type="string">
            <text:p>"PSI_JUMP_DRIVE_1"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default</text:p>
          </table:table-cell>
          <table:table-cell table:number-columns-repeated="2"/>
        </table:table-row>
        <table:table-row table:style-name="ro2">
          <table:table-cell office:value-type="string">
            <text:p>"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jumpdrive</text:p>
          </table:table-cell>
          <table:table-cell table:number-columns-repeated="2"/>
          <table:table-cell table:number-columns-repeated="3"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 table:number-columns-repeated="3"/>
          <table:table-cell office:value-type="string">
            <text:p>"ftl_components"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string">
            <text:p>OCC1</text:p>
          </table:table-cell>
          <table:table-cell office:value-type="string">
            <text:p>0</text:p>
          </table:table-cell>
          <table:table-cell/>
          <table:table-cell office:value-type="string">
            <text:p>tech_psi_jump_drive_1</text:p>
          </table:table-cell>
          <table:table-cell/>
        </table:table-row>
        <table:table-row table:style-name="ro2">
          <table:table-cell office:value-type="string">
            <text:p>"AI_CRISIS_HYPER_DRIVE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hyperdrive</text:p>
          </table:table-cell>
          <table:table-cell/>
          <table:table-cell office:value-type="string">
            <text:p>2</text:p>
          </table:table-cell>
          <table:table-cell office:value-type="string">
            <text:p>-0.5</text:p>
          </table:table-cell>
          <table:table-cell office:value-type="string">
            <text:p>0</text:p>
          </table:table-cell>
          <table:table-cell office:value-type="string">
            <text:p>-0.75</text:p>
          </table:table-cell>
          <table:table-cell/>
          <table:table-cell office:value-type="string">
            <text:p>100</text:p>
          </table:table-cell>
          <table:table-cell table:number-columns-repeated="3"/>
          <table:table-cell office:value-type="string">
            <text:p>"ftl_components"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table:number-columns-repeated="2"/>
          <table:table-cell office:value-type="string">
            <text:p>swarm</text:p>
          </table:table-cell>
        </table:table-row>
        <table:table-row table:style-name="ro2">
          <table:table-cell office:value-type="string">
            <text:p>"NOMAD_WARP_DRIVE"</text:p>
          </table:table-cell>
          <table:table-cell office:value-type="string">
            <text:p>small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1.5</text:p>
          </table:table-cell>
          <table:table-cell office:value-type="string">
            <text:p>2.5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>-0.3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2"/>
          <table:table-cell office:value-type="string">
            <text:p>"ftl_components"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2/17/2018</text:date>, <text:time>15:30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2-17T15:30:18.27</dc:date>
    <dc:creator>David </dc:creator>
    <meta:editing-duration>PT2M29S</meta:editing-duration>
    <meta:editing-cycles>1</meta:editing-cycles>
    <meta:document-statistic meta:table-count="1" meta:cell-count="1374" meta:object-count="0"/>
  </office:meta>
</office:document-meta>
</file>